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7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7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14]-[.F14]" office:value-type="float" office:value="190" calcext:value-type="float">
            <text:p>19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4])" office:value-type="float" office:value="190" calcext:value-type="float">
            <text:p>19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7.30567358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6-27">00/00/0000</text:date></text:span><text:span text:style-name="MT6"><text:s/>- </text:span><text:span text:style-name="MT6"><text:time style:data-style-name="N2" text:time-value="10:21:17.307102286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7.3108113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27T10:21:17.655666324</dc:date>
    <dc:language>pt-PT</dc:language>
    <meta:editing-cycles>682</meta:editing-cycles>
    <meta:editing-duration>PT21H21M10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